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verdana" svg:font-family="verdan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789cm" fo:margin-left="0.21cm" table:align="left"/>
    </style:style>
    <style:style style:name="Tabella1.A" style:family="table-column">
      <style:table-column-properties style:column-width="8.281cm"/>
    </style:style>
    <style:style style:name="Tabella1.B" style:family="table-column">
      <style:table-column-properties style:column-width="8.507cm"/>
    </style:style>
    <style:style style:name="Tabella1.1" style:family="table-row">
      <style:table-row-properties style:min-row-height="2.096cm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style:text-blinking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officeooo:paragraph-rsid="0000f0fa" style:text-blinking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officeooo:paragraph-rsid="00c50427" style:text-blinking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officeooo:rsid="00077d4d" officeooo:paragraph-rsid="00077d4d" style:text-blinking="fals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officeooo:rsid="00cb0695" officeooo:paragraph-rsid="004a93da" style:text-blinking="fals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44fee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34235b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0a130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081e2b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verdana" fo:font-size="8.25pt" fo:letter-spacing="normal" fo:font-style="normal" fo:font-weight="bold" officeooo:paragraph-rsid="01040239" style:font-weight-asian="bold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verdana" fo:font-size="8.25pt" fo:letter-spacing="normal" fo:font-style="normal" fo:font-weight="bold" officeooo:paragraph-rsid="01065e10" style:font-weight-asian="bold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4a93da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e5f408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ff76bc"/>
    </style:style>
    <style:style style:name="P16" style:family="paragraph" style:parent-style-name="Table_20_Contents">
      <style:paragraph-properties fo:margin-left="0cm" fo:margin-right="0cm" fo:orphans="2" fo:widows="2" fo:text-indent="0cm" style:auto-text-indent="false"/>
      <style:text-properties fo:color="#000000" style:text-line-through-style="none" style:text-line-through-type="none" style:font-name="verdana" fo:font-size="8.25pt" style:text-underline-style="none" fo:font-weight="normal" officeooo:paragraph-rsid="00f3afcd" style:text-blinking="false"/>
    </style:style>
    <style:style style:name="P17" style:family="paragraph" style:parent-style-name="Text_20_body">
      <style:text-properties officeooo:paragraph-rsid="00f656c3"/>
    </style:style>
    <style:style style:name="P18" style:family="paragraph" style:parent-style-name="Text_20_body">
      <style:text-properties officeooo:paragraph-rsid="00fa117c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104ce1b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10f8bd4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1053d00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1065e10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fdbfe5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0ff76bc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1040239" style:font-weight-asian="bold" style:font-weight-complex="bold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104ce1b" style:font-weight-asian="bold" style:font-weight-complex="bold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1053d00" style:font-weight-asian="bold" style:font-weight-complex="bold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paragraph-rsid="01065e10" style:font-weight-asian="bold" style:font-weight-complex="bold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rsid="00fdbe05" officeooo:paragraph-rsid="00fdbfe5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bold" officeooo:paragraph-rsid="011a34c9" style:font-weight-asian="bold" style:font-weight-complex="bold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8.25pt" fo:letter-spacing="normal" fo:font-style="normal" fo:font-weight="bold" officeooo:rsid="011a34c9" officeooo:paragraph-rsid="011a34c9" style:font-weight-asian="bold" style:font-weight-complex="bold"/>
    </style:style>
    <style:style style:name="T1" style:family="text">
      <style:text-properties fo:font-variant="normal" fo:text-transform="none" fo:color="#000000" style:font-name="verdana" fo:font-size="8.25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8.25pt" fo:letter-spacing="normal" fo:font-style="normal" fo:font-weight="normal" officeooo:rsid="00fdbe05"/>
    </style:style>
    <style:style style:name="T3" style:family="text">
      <style:text-properties fo:font-variant="normal" fo:text-transform="none" fo:color="#000000" style:font-name="verdana" fo:font-size="8.25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officeooo:rsid="004a93da" style:text-blinking="false"/>
    </style:style>
    <style:style style:name="T5" style:family="text">
      <style:text-properties fo:font-variant="normal" fo:text-transform="none" fo:color="#fd8427" style:text-line-through-style="none" style:text-line-through-type="none" style:font-name="Arial" fo:font-size="9pt" fo:letter-spacing="normal" fo:font-style="normal" style:text-underline-style="none" fo:font-weight="bold" officeooo:rsid="00cb0695" style:text-blinking="false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text-line-through-type="none" style:font-name="verdana" fo:font-size="8.25pt" style:text-underline-style="none" fo:font-weight="normal" style:text-blinking="false"/>
    </style:style>
    <style:style style:name="T8" style:family="text">
      <style:text-properties fo:color="#000000" fo:font-weight="normal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weight="normal" officeooo:rsid="011a34c9" style:font-weight-asian="normal" style:font-weight-complex="normal"/>
    </style:style>
    <style:style style:name="T11" style:family="text">
      <style:text-properties officeooo:rsid="0118e296"/>
    </style:style>
    <style:style style:name="T12" style:family="text">
      <style:text-properties officeooo:rsid="01190809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119080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sentazione</text:p>
      <text:p text:style-name="P3"/>
      <text:p text:style-name="P16">Il corso intende fornire agli allievi conoscenze di base e avanzate nel campo della grafica per elaboratori e della multimedialità, mostrando sia gli aspetti teorici principali, sia le applicazioni pratiche più comuni. Una parte del corso sarà dedicata a fornire le conoscenze tecniche, teoriche e pratiche, per lo sviluppo di interfacce utente di tipo grafico. Partendo dall'analisi delle modalità di interazione uomo/macchina si intende esaminare la struttura generale di un'interfaccia grafica, in termini di componenti elementari e loro composizione</text:p>
      <text:p text:style-name="P2"/>
      <text:p text:style-name="P1">Prerequisiti / Conoscenze pregresse</text:p>
      <text:p text:style-name="P7"/>
      <text:p text:style-name="P17"><text:span text:style-name="T7">Gli studenti devono possedere nozioni di base sulla programmazione strutturata e ad oggetti</text:span><text:line-break/></text:p>
      <text:p text:style-name="Standard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">Argomenti trattati nelle lezioni</text:p>
            <text:p text:style-name="P9"/>
            <text:p text:style-name="P9"/>
            <text:p text:style-name="P9"/>
            <text:p text:style-name="P9"/>
            <text:p text:style-name="P9"/>
            <text:p text:style-name="P19">- Fisiologia del sistema visivo, percezione della luce e sistemi di rappresentazione dei colori (1 cr)</text:p>
            <text:p text:style-name="P19"/>
            <text:p text:style-name="P19"/>
            <text:p text:style-name="P19"/>
            <text:p text:style-name="P19"/>
            <text:p text:style-name="P19"/>
            <text:p text:style-name="P19">- Architetture hw e sw dei sistemi grafici, periferici e dispositivi di visualizzazione (1,5 cr)</text:p>
            <text:p text:style-name="P19"/>
            <text:p text:style-name="P20">- Formati grafici e primitive di uscita (1 cr)</text:p>
            <text:p text:style-name="P19"/>
            <text:p text:style-name="P19"/>
            <text:p text:style-name="P19"/>
            <text:p text:style-name="P21">- Tecniche di modellazione, shading e rendering (2,5 cr)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>- Tecniche di analisi e di progetto delle interfacce grafiche (1.5 cr)</text:p>
            <text:p text:style-name="P21"/>
            <text:p text:style-name="P22">- Analisi degli elementi base per la realizzazione di GUI (1.5 cr)</text:p>
            <text:p text:style-name="P22"/>
            <text:p text:style-name="P22"/>
            <text:p text:style-name="P22"/>
            <text:p text:style-name="P22"/>
            <text:p text:style-name="P22">- Classi Java per lo sviluppo di GUI (2,5 cr)</text:p>
            <text:p text:style-name="P22"/>
            <text:p text:style-name="P22"><text:line-break/>- Ergonomia e usabilità (0,5 cr) </text:p>
          </table:table-cell>
          <table:table-cell table:style-name="Tabella1.A1" office:value-type="string">
            <text:p text:style-name="P1">Risultati di apprendimento attesi</text:p>
            <text:p text:style-name="P10"/>
            <text:p text:style-name="P31">Grafica 3d</text:p>
            <text:p text:style-name="P11"><text:span text:style-name="T10">(</text:span><text:span text:style-name="T9">comprensione di un sistema grafico sia dal punto di vista software che hardware</text:span><text:span text:style-name="T10">)</text:span></text:p>
            <text:p text:style-name="P25"><text:s/></text:p>
            <text:p text:style-name="P26">- Conoscenza delle caratteristiche della fisiologia del sistema visivo e la loro influenza sulla progettazione e sviluppo di sistemi grafici</text:p>
            <text:p text:style-name="P26"/>
            <text:p text:style-name="P26">- Conoscenza dei fenomeni di trasporto dell’energia luminosa e dei modelli di rappresentazione dei colori</text:p>
            <text:p text:style-name="P26"/>
            <text:p text:style-name="P26">- Capacità di analizzare architetture hardware dei sistemi grafici</text:p>
            <text:p text:style-name="P26"/>
            <text:p text:style-name="P27">- Conoscenza dei principali formati delle immagini grafiche e capacità di valutare le prestazioni di algoritmi di compressione con e senza perdita</text:p>
            <text:p text:style-name="P27"/>
            <text:p text:style-name="P27">- Conoscenza delle principali tecniche di modellazione 3D</text:p>
            <text:p text:style-name="P27">- Conoscenza delle principali tecniche di rendering</text:p>
            <text:p text:style-name="P27"/>
            <text:p text:style-name="P27"/>
            <text:p text:style-name="P30"><text:span text:style-name="T11">Interfacce java </text:span></text:p>
            <text:p text:style-name="P30"><text:span text:style-name="T14">(</text:span><text:span text:style-name="T13">analizzare, progettare e valutare interfacce grafiche 2D</text:span><text:span text:style-name="T14">)</text:span></text:p>
            <text:p text:style-name="P27"/>
            <text:p text:style-name="P27">- Conoscenza delle tecniche per l'analisi e la progettazione di interfacce grafiche</text:p>
            <text:p text:style-name="P27"/>
            <text:p text:style-name="P28">- Abilità nell'analizzare e progettare la logica di un programma combinando le azioni dei singoli componenti</text:p>
            <text:p text:style-name="P28"/>
            <text:p text:style-name="P28">- Abilità nell'usare azioni con vincoli temporali per la realizzazione di interfacce</text:p>
            <text:p text:style-name="P28"/>
            <text:p text:style-name="P28">- Conoscenza delle principali classi Java per la realizzazione di interfacce 2D</text:p>
            <text:p text:style-name="P28"/>
            <text:p text:style-name="P12"><text:span text:style-name="T8">- Capacità di comprensione delle problematiche legate all'ergonomia e all'usabilità delle interfacce grafiche e capacità di applicare regole di "buona progettazione" per il progetto</text:span> </text:p>
          </table:table-cell>
        </table:table-row>
      </table:table>
      <text:p text:style-name="P5"/>
      <text:p text:style-name="P13"><text:span text:style-name="T5">E</text:span><text:span text:style-name="T4">sercitazioni</text:span></text:p>
      <text:p text:style-name="P6"/>
      <text:p text:style-name="P18"><text:span text:style-name="T7">Le esercitazioni sperimentali di laboratorio comprendono (i) la modellazione e rendering di scene 3D e (ii) la progettazione e lo sviluppo di interfacce grafiche. Sono previste diverse esercitazioni di laboratorio che possono essere svolte anche in team di 2-3 studenti. Le esercitazioni di laboratorio saranno propedeutiche allo sviluppo di progetti, individuali o di gruppo, che concorreranno a determinare il voto finale</text:span><text:line-break/></text:p>
      <text:p text:style-name="P6"/>
      <text:p text:style-name="P1"><text:soft-page-break/>Criteri, regole e procedure per l'esame</text:p>
      <text:p text:style-name="P6"/>
      <text:p text:style-name="P23">L'esame prevede una verifica separata per la parte di Interfacce grafiche e per quella di Computer Grafica. </text:p>
      <text:p text:style-name="P29"/>
      <text:p text:style-name="P15"><text:span text:style-name="T2">L</text:span><text:span text:style-name="T1">a verifica di Interfacce Grafiche consiste in una prova scritta di programmazione e una sua successiva discussione orale. </text:span></text:p>
      <text:p text:style-name="P24">La parte di Computer Grafica può essere svolta in due modalità: </text:p>
      <text:p text:style-name="P24">(i) attraverso uno scritto con domande teoriche ed esercizi su tutto il programma di esame</text:p>
      <text:p text:style-name="P24">(ii) tramite lo sviluppo di un progetto e una verifica dell’acquisizione delle nozioni di teoria</text:p>
      <text:p text:style-name="P15"><text:line-break/><text:span text:style-name="T1">È inoltre previsto che vengano svolti lavori, individuale o di gruppo, volti a realizzare scene 3D e interfacce grafiche sfruttando le nozioni acquisite durante le esercitazioni di laboratorio</text:span> </text:p>
      <text:p text:style-name="Standard"/>
      <text:p text:style-name="P1">Testi richiesti o raccomandati: letture, dispense, altro materiale didattico</text:p>
      <text:p text:style-name="P8"/>
      <text:p text:style-name="P14"><text:span text:style-name="T1">I testi, scelti tra quelli elencati, saranno comunicati a lezione dal docente titolare dell'insegnamento<text:line-break/>- Foley, Van Dam, Introduction to Computer Graphics, 1997, Addison Wesley<text:line-break/>- Alan Watt, 3D computer Graphics, 2000, Addison Wesley<text:line-break/>- John Zukowski, The Definitive Guide to Java Swing, 2005, APress<text:line-break/>- Mauro Marinilli, Professional Java User Interfaces, 2006, John Wiley &amp; Sons<text:line-break/>- Romain Guy, Filthy Rich Clients: Developing Animated and Graphical Effects for Desktop Java Applications, 2007, Prentice Hall<text:line-break/>- Materiale e documentazione su Blender:</text:span><text:a xlink:type="simple" xlink:href="http://www.blender.org/" office:target-frame-name="_blank" xlink:show="new" text:style-name="Internet_20_link" text:visited-style-name="Visited_20_Internet_20_Link"><text:span text:style-name="T3">http://www.blender.org</text:span></text:a><text:span text:style-name="T1"><text:line-break/>- dispense del corso sul sito della didattica:</text:span><text:a xlink:type="simple" xlink:href="http://didattica.polito.it/" office:target-frame-name="_blank" xlink:show="new" text:style-name="Internet_20_link" text:visited-style-name="Visited_20_Internet_20_Link"><text:span text:style-name="T3">http://didattica.polito.it</text:span></text:a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verdana" svg:font-family="verdan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0:56:01.695000000</meta:creation-date>
    <dc:date>2018-04-13T13:13:23.652000000</dc:date>
    <meta:editing-duration>PT1H50M41S</meta:editing-duration>
    <meta:editing-cycles>239</meta:editing-cycles>
    <meta:generator>LibreOffice/5.4.4.2$Windows_X86_64 LibreOffice_project/2524958677847fb3bb44820e40380acbe820f960</meta:generator>
    <meta:document-statistic meta:table-count="1" meta:image-count="0" meta:object-count="0" meta:page-count="2" meta:paragraph-count="41" meta:word-count="645" meta:character-count="4410" meta:non-whitespace-character-count="3792"/>
  </office:meta>
</office:document-meta>
</file>